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258cm" style:rel-column-width="1280*"/>
    </style:style>
    <style:style style:name="Tabla1.B" style:family="table-column">
      <style:table-column-properties style:column-width="0.086cm" style:rel-column-width="49*"/>
    </style:style>
    <style:style style:name="Tabla1.C" style:family="table-column">
      <style:table-column-properties style:column-width="0.529cm" style:rel-column-width="300*"/>
    </style:style>
    <style:style style:name="Tabla1.D" style:family="table-column">
      <style:table-column-properties style:column-width="0.557cm" style:rel-column-width="316*"/>
    </style:style>
    <style:style style:name="Tabla1.E" style:family="table-column">
      <style:table-column-properties style:column-width="0.783cm" style:rel-column-width="444*"/>
    </style:style>
    <style:style style:name="Tabla1.F" style:family="table-column">
      <style:table-column-properties style:column-width="1.087cm" style:rel-column-width="616*"/>
    </style:style>
    <style:style style:name="Tabla1.A1" style:family="table-cell">
      <style:table-cell-properties fo:padding="0.097cm" fo:border-left="none" fo:border-right="none" fo:border-top="0.002cm solid #000000" fo:border-bottom="none"/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style:vertical-align="" fo:padding="0.097cm" fo:border="none"/>
    </style:style>
    <style:style style:name="Tabla1.A5" style:family="table-cell">
      <style:table-cell-properties fo:padding="0.097cm" fo:border-left="none" fo:border-right="none" fo:border-top="0.002cm solid #000000" fo:border-bottom="0.002cm solid #000000"/>
    </style:style>
    <style:style style:name="Tabla1.6" style:family="table-row"/>
    <style:style style:name="P1" style:family="paragraph" style:parent-style-name="Standard">
      <style:paragraph-properties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5pt" style:font-size-asian="5pt" style:font-name-complex="Lucida Sans" style:font-size-complex="5pt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5pt" fo:font-weight="normal" style:font-size-asian="5pt" style:font-weight-asian="normal" style:font-size-complex="5pt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5pt" fo:font-weight="normal" style:font-size-asian="5pt" style:font-weight-asian="normal" style:font-name-complex="Lucida Sans" style:font-size-complex="5pt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5%" fo:orphans="0" fo:widows="0" fo:text-indent="0cm" style:auto-text-indent="false" style:text-autospace="none"/>
      <style:text-properties fo:color="#000000" style:font-name="Lucida Sans" fo:font-size="5pt" style:font-size-asian="5pt" style:font-name-complex="Lucida Sans" style:font-size-complex="5pt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 style:text-scale="101%"/>
    </style:style>
    <style:style style:name="T3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4" style:family="text">
      <style:text-properties fo:color="#221f1f" style:font-name="Lucida Sans" style:font-name-complex="Lucida Sans" style:text-scale="101%"/>
    </style:style>
    <style:style style:name="T5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7" style:family="text">
      <style:text-properties fo:color="#221f1f" style:font-name="Lucida Sans" style:font-name-complex="Myriad Pro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8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0.004cm"/>
    </style:style>
    <style:style style:name="T21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-6% 100%" fo:font-size="5pt" fo:letter-spacing="0.004cm" style:font-size-asian="5pt" style:font-size-complex="5pt"/>
    </style:style>
    <style:style style:name="T23" style:family="text">
      <style:text-properties fo:color="#000000" fo:letter-spacing="0.004cm"/>
    </style:style>
    <style:style style:name="T24" style:family="text">
      <style:text-properties fo:color="#000000" fo:letter-spacing="0.004cm" fo:font-style="normal" style:font-style-asian="normal" style:font-style-complex="normal"/>
    </style:style>
    <style:style style:name="T25" style:family="text">
      <style:text-properties fo:color="#000000" style:text-position="-5% 100%" fo:letter-spacing="-0.007cm"/>
    </style:style>
    <style:style style:name="T26" style:family="text">
      <style:text-properties fo:color="#000000" fo:letter-spacing="-0.007cm"/>
    </style:style>
    <style:style style:name="T27" style:family="text">
      <style:text-properties fo:color="#000000" fo:letter-spacing="-0.007cm" fo:font-style="normal" style:font-style-asian="normal" style:font-style-complex="normal"/>
    </style:style>
    <style:style style:name="T28" style:family="text">
      <style:text-properties fo:letter-spacing="-0.009cm"/>
    </style:style>
    <style:style style:name="T29" style:family="text">
      <style:text-properties fo:letter-spacing="-0.016cm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-complex="Myriad Pro" style:text-scale="101%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22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4"><text:text-input text:description="&lt;force_title or o.state == 'draft' and 'PROFORMA' or o.document_type_id.report_name&gt;">NOTA DE CRÉDITO</text:text-input></text:span><text:span text:style-name="T4"><text:text-input text:description="&lt;/if&gt;">/i</text:text-input></text:span><text:span text:style-name="T4"> </text:span><text:span text:style-name="T7"><text:text-input text:description="&lt;if test=&quot;print_letter&quot;&gt;">if</text:text-input></text:span><text:span text:style-name="T7"><text:text-input text:description="&lt;force_letter or o.state == 'draft' and 'X' or o.document_letter_id.name&gt;">C</text:text-input></text:span><text:span text:style-name="T7"><text:text-input text:description="&lt;/if&gt;">if</text:text-input></text:span></text:p>
            <text:p text:style-name="P2"><text:span text:style-name="T31"><text:text-input text:description="&lt;if test=&quot;print_code and o.state != 'draft'&quot;&gt;">39</text:text-input></text:span><text:span text:style-name="T31">Código N </text:span><text:span text:style-name="T31"><text:text-input text:description="&lt;force_code or o.document_type_id.code&gt;">39</text:text-input></text:span><text:span text:style-name="T31"><text:text-input text:description="&lt;/if&gt;">/if</text:text-input></text:span><text:span text:style-name="T31"><text:text-input text:description="&lt;if test=&quot;not print_code&quot;&gt;">39</text:text-input></text:span><text:span text:style-name="T31"><text:text-input text:description="&lt;legend&gt;">legend</text:text-input></text:span><text:span text:style-name="T31"><text:text-input text:description="&lt;/if&gt;">/if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15"><text:placeholder text:placeholder-type="text">&lt;if test="print_header"&gt;</text:placeholder></text:p>
            <text:p text:style-name="P15"><text:placeholder text:placeholder-type="text">&lt;company.report_company_name or company.name&gt;</text:placeholder></text:p>
            <text:p text:style-name="P8"><text:span text:style-name="T24"><text:text-input text:description="&lt;if test=&quot;print_header&quot;&gt;">IF2</text:text-input></text:span><text:span text:style-name="T27">CUIT</text:span>: <text:text-input text:description="&lt;company.partner_id.commercial_partner_id.cuit&gt;">20-31393297-9</text:text-input><text:span text:style-name="T24"><text:text-input text:description="&lt;/if&gt;">&lt;/if&gt;</text:text-input></text:span></text:p>
            <text:p text:style-name="P7"><text:span text:style-name="T23"><text:text-input text:description="&lt;if test=&quot;print_header&quot;&gt;">IF2</text:text-input></text:span><text:span text:style-name="T26">Ing. Brutos</text:span>: <text:text-input text:description="&lt;company.partner_id.gross_income_number&gt;">EXENTO</text:text-input><text:span text:style-name="T23"><text:text-input text:description="&lt;/if&gt;">&lt;/if&gt;</text:text-input></text:span></text:p>
            <text:p text:style-name="P17"><text:span text:style-name="T16"><text:placeholder text:placeholder-type="text">&lt;company.partner_id.street&gt;</text:placeholder></text:span></text:p>
            <text:p text:style-name="P18"><text:span text:style-name="T17">CP.</text:span><text:span text:style-name="T17"><text:placeholder text:placeholder-type="text">&lt;company.partner_id.zip&gt;</text:placeholder></text:span><text:span text:style-name="T17"> - </text:span><text:span text:style-name="T17"><text:placeholder text:placeholder-type="text">&lt;company.partner_id.city&gt;</text:placeholder></text:span></text:p>
            <text:p text:style-name="P19"><text:span text:style-name="T21">I.V.A.: </text:span><text:span text:style-name="T18"><text:placeholder text:placeholder-type="text">&lt;company.partner_id.afip_responsability_type_id.name&gt;</text:placeholder></text:span><text:span text:style-name="T19"><text:placeholder text:placeholder-type="text">&lt;/if&gt;</text:placeholder></text:span></text:p>
            <text:p text:style-name="P9"><text:span text:style-name="T23"><text:text-input text:description="&lt;if test=&quot;print_header&quot;&gt;">IF2</text:text-input></text:span><text:span text:style-name="T25">Inicio de actividades</text:span><text:span text:style-name="T26">: </text:span><text:span text:style-name="T26"><text:text-input text:description="&lt;if test=&quot;company.partner_id.start_date&quot;&gt;">If</text:text-input></text:span><text:span text:style-name="T26"><text:text-input text:description="&lt;formatLang(company.partner_id.start_date,date='true')&gt;">DD/MM/YYYY</text:text-input></text:span><text:span text:style-name="T26"><text:text-input text:description="&lt;/if&gt;">/if</text:text-input></text:span><text:span text:style-name="T23"><text:text-input text:description="&lt;/if&gt;">&lt;/if&gt;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table-cell table:style-name="Tabla1.A3" table:number-columns-spanned="5" office:value-type="string">
            <text:p text:style-name="P6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0"><text:span text:style-name="T8">Cliente</text:span><text:span text:style-name="T1">: </text:span><text:span text:style-name="T1"><text:placeholder text:placeholder-type="text">&lt;print_contact_name and o.partner_id.display_name or o.partner_id.commercial_partner_id.name&gt;</text:placeholder></text:span></text:p>
            <text:p text:style-name="P10"><text:span text:style-name="T20"><text:text-input text:description="&lt;if o.partner_id.commercial_partner_id.main_id_number&gt;">IF2</text:text-input></text:span><text:span text:style-name="T8"><text:text-input text:description="&lt;o.partner_id.commercial_partner_id.main_id_category_id.code&gt;">CUIT</text:text-input></text:span><text:span text:style-name="T1">: </text:span><text:span text:style-name="T1"><text:placeholder text:placeholder-type="text" text:description="&lt;o.partner_id.commercial_partner_id.main_id_number&gt;">&lt;o.partner_id.commercial_partner_id.main_id_number&gt;</text:placeholder></text:span></text:p>
            <text:p text:style-name="P10"><text:span text:style-name="T8">Dirección</text:span><text:span text:style-name="T1">: </text:span><text:span text:style-name="T1"><text:placeholder text:placeholder-type="text">&lt;partner_address(o.partner_id.commercial_partner_id)&gt;</text:placeholder></text:span><text:span text:style-name="T20"><text:text-input text:description="&lt;/if&gt;">&lt;/if&gt;</text:text-input></text:span></text:p>
            <text:p text:style-name="P10"><text:span text:style-name="T10">Cond IVA</text:span><text:span text:style-name="T9">:</text:span><text:span text:style-name="T9"> </text:span><text:span text:style-name="T1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2" office:value-type="string">
            <text:p text:style-name="P15">Item</text:p>
          </table:table-cell>
          <table:covered-table-cell/>
          <table:table-cell table:style-name="Tabla1.A5" table:number-columns-spanned="2" office:value-type="string">
            <text:p text:style-name="P15">$Unit</text:p>
          </table:table-cell>
          <table:covered-table-cell/>
          <table:table-cell table:style-name="Tabla1.A5" office:value-type="string">
            <text:p text:style-name="P15">Unid</text:p>
          </table:table-cell>
          <table:table-cell table:style-name="Tabla1.A5" office:value-type="string">
            <text:p text:style-name="P15">$Total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for each=&quot;line in o.invoice_line_ids&quot;&gt;">For each line</text:text-input></text:p>
          </table:table-cell>
          <table:covered-table-cell/>
          <table:table-cell table:style-name="Tabla1.A2" table:number-columns-spanned="2" office:value-type="string">
            <text:p text:style-name="P10"/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 table:style-name="Tabla1.6">
          <table:table-cell table:style-name="Tabla1.A2" table:number-columns-spanned="2" office:value-type="string">
            <text:p text:style-name="P3"><text:placeholder text:placeholder-type="text">&lt;line.name&gt;</text:placeholder></text:p>
          </table:table-cell>
          <table:covered-table-cell/>
          <table:table-cell table:style-name="Tabla1.A2" table:number-columns-spanned="2" office:value-type="string">
            <text:p text:style-name="P23"><text:text-input text:description="&lt;formatLang(line.report_price_net, dp='Product Price')&gt;">9.999,50</text:text-input></text:p>
          </table:table-cell>
          <table:covered-table-cell/>
          <table:table-cell table:style-name="Tabla1.A2" office:value-type="string">
            <text:p text:style-name="P24"><text:span text:style-name="T8"><text:text-input text:description="&lt;formatLang(line.quantity)&gt;">25,45</text:text-input></text:span></text:p>
          </table:table-cell>
          <table:table-cell table:style-name="Tabla1.A2" office:value-type="string">
            <text:p text:style-name="P23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/for&gt;">End For</text:text-input></text:p>
          </table:table-cell>
          <table:covered-table-cell/>
          <table:table-cell table:style-name="Tabla1.A2" table:number-columns-spanned="2" office:value-type="string">
            <text:p text:style-name="P14"/>
          </table:table-cell>
          <table:covered-table-cell/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</table:table-row>
        <table:table-row>
          <table:table-cell table:style-name="Tabla1.A1" table:number-columns-spanned="6" office:value-type="string">
            <text:p text:style-name="P25"><text:span text:style-name="T14">TOTAL</text:span><text:span text:style-name="T28"> </text:span><text:span text:style-name="T29"><text:text-input text:description="&lt;o.currency_id.symbol&gt;">USD</text:text-input></text:span><text:span text:style-name="T29"> </text:span><text:span text:style-name="T29"><text:text-input text:description="&lt;formatLang(o.amount_total)&gt;">99.999,99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0"><text:span text:style-name="T12">CAE: </text:span><text:span text:style-name="T12"><text:placeholder text:placeholder-type="text">&lt;o.afip_cae&gt;</text:placeholder></text:span></text:p>
          </table:table-cell>
          <table:covered-table-cell/>
          <table:covered-table-cell/>
          <table:table-cell table:style-name="Tabla1.A2" table:number-columns-spanned="3" office:value-type="string">
            <text:p text:style-name="P21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12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6:04:17.44</dc:date>
    <dc:creator>David Duprat</dc:creator>
    <meta:editing-duration>PT2H59M13S</meta:editing-duration>
    <meta:editing-cycles>14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64" meta:character-count="924"/>
  </office:meta>
</office:document-meta>
</file>